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cm"/>
    </style:style>
    <style:style style:name="gr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cm" fo:min-width="1.271cm"/>
    </style:style>
    <style:style style:name="gr4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07cm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6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2.331cm" svg:height="0.399cm" svg:x="1.325cm" svg:y="4.939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3" draw:layer="layout" svg:width="0.849cm" svg:height="0.399cm" svg:x="2.068cm" svg:y="6.068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2" draw:layer="layout" svg:width="2.542cm" svg:height="0.399cm" svg:x="4.225cm" svg:y="7.213cm">
          <draw:text-box>
            <text:p text:style-name="P1"><text:span text:style-name="T1"><text:s/></text:span><text:span text:style-name="T1">TRAIN TYPE </text:span></text:p>
          </draw:text-box>
        </draw:frame>
        <draw:frame draw:style-name="gr4" draw:text-style-name="P2" draw:id="id4" draw:layer="layout" svg:width="1.907cm" svg:height="0.399cm" svg:x="1.537cm" svg:y="7.213cm">
          <draw:text-box>
            <text:p text:style-name="P1"><text:span text:style-name="T1"><text:s/></text:span><text:span text:style-name="T1">STATION </text:span></text:p>
          </draw:text-box>
        </draw:frame>
        <draw:connector draw:style-name="gr5" draw:text-style-name="P3" draw:layer="layout" draw:type="curve" svg:x1="3.656cm" svg:y1="5.138cm" svg:x2="5.496cm" svg:y2="7.213cm" draw:start-shape="id1" draw:start-glue-point="1" draw:end-shape="id2" draw:end-glue-point="0">
          <text:p text:style-name="P1"/>
        </draw:connector>
        <draw:connector draw:style-name="gr5" draw:text-style-name="P3" draw:layer="layout" draw:type="curve" svg:x1="2.49cm" svg:y1="5.338cm" svg:x2="2.492cm" svg:y2="6.068cm" draw:start-shape="id1" draw:start-glue-point="2" draw:end-shape="id3" draw:end-glue-point="0">
          <text:p text:style-name="P1"/>
        </draw:connector>
        <draw:connector draw:style-name="gr5" draw:text-style-name="P3" draw:layer="layout" draw:type="curve" svg:x1="2.492cm" svg:y1="6.467cm" svg:x2="2.49cm" svg:y2="7.213cm" draw:start-shape="id3" draw:start-glue-point="2" draw:end-shape="id4" draw:end-glue-point="0">
          <text:p text:style-name="P1"/>
        </draw:connector>
        <draw:frame draw:style-name="gr6" draw:text-style-name="P3" draw:layer="layout" svg:width="4.235cm" svg:height="0.399cm" svg:x="0.267cm" svg:y="0.174cm">
          <draw:text-box>
            <text:p text:style-name="P4"><text:span text:style-name="T1">Reference semmantics</text:span></text:p>
          </draw:text-box>
        </draw:frame>
        <draw:frame draw:style-name="gr7" draw:text-style-name="P2" draw:id="id5" draw:layer="layout" svg:width="1.907cm" svg:height="0.399cm" svg:x="1.535cm" svg:y="0.714cm">
          <draw:text-box>
            <text:p text:style-name="P1"><text:span text:style-name="T1"><text:s/></text:span><text:span text:style-name="T1">ARRIVAL </text:span></text:p>
          </draw:text-box>
        </draw:frame>
        <draw:frame draw:style-name="gr2" draw:text-style-name="P2" draw:id="id7" draw:layer="layout" svg:width="0.849cm" svg:height="0.399cm" svg:x="4.421cm" svg:y="1.843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6" draw:layer="layout" svg:width="1.272cm" svg:height="0.399cm" svg:x="1.858cm" svg:y="2.988cm">
          <draw:text-box>
            <text:p text:style-name="P1"><text:span text:style-name="T1"><text:s/></text:span><text:span text:style-name="T1">TIME </text:span></text:p>
          </draw:text-box>
        </draw:frame>
        <draw:frame draw:style-name="gr4" draw:text-style-name="P2" draw:id="id8" draw:layer="layout" svg:width="1.907cm" svg:height="0.399cm" svg:x="3.888cm" svg:y="2.988cm">
          <draw:text-box>
            <text:p text:style-name="P1"><text:span text:style-name="T1"><text:s/></text:span><text:span text:style-name="T1">STATION </text:span></text:p>
          </draw:text-box>
        </draw:frame>
        <draw:connector draw:style-name="gr5" draw:text-style-name="P3" draw:layer="layout" draw:type="curve" svg:x1="2.488cm" svg:y1="1.113cm" svg:x2="2.494cm" svg:y2="2.988cm" draw:start-shape="id5" draw:start-glue-point="2" draw:end-shape="id6" draw:end-glue-point="0">
          <text:p text:style-name="P1"/>
        </draw:connector>
        <draw:connector draw:style-name="gr5" draw:text-style-name="P3" draw:layer="layout" draw:type="curve" svg:x1="3.442cm" svg:y1="0.913cm" svg:x2="4.845cm" svg:y2="1.843cm" draw:start-shape="id5" draw:start-glue-point="1" draw:end-shape="id7" draw:end-glue-point="0">
          <text:p text:style-name="P1"/>
        </draw:connector>
        <draw:connector draw:style-name="gr5" draw:text-style-name="P3" draw:layer="layout" draw:type="curve" svg:x1="4.845cm" svg:y1="2.242cm" svg:x2="4.841cm" svg:y2="2.988cm" draw:start-shape="id7" draw:start-glue-point="2" draw:end-shape="id8" draw:end-glue-point="0">
          <text:p text:style-name="P1"/>
        </draw:connector>
        <draw:frame draw:style-name="gr6" draw:text-style-name="P3" draw:layer="layout" svg:width="4.447cm" svg:height="0.399cm" svg:x="0.161cm" svg:y="4.349cm">
          <draw:text-box>
            <text:p text:style-name="P4"><text:span text:style-name="T1">Hyphothesis semant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stroke-linejoin="round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7cm" fo:page-height="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4-26T13:23:29</dc:date>
    <dc:language>en-US</dc:language>
    <meta:editing-cycles>21</meta:editing-cycles>
    <meta:editing-duration>PT3H22M5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